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F0D000020DFB3C1C433.svm"/>
  <manifest:file-entry manifest:media-type="" manifest:full-path="Pictures/2000000700003F4200003B1F0A0D83DF.svm"/>
  <manifest:file-entry manifest:media-type="" manifest:full-path="Pictures/20000007000042C500003CFB5B662532.svm"/>
  <manifest:file-entry manifest:media-type="" manifest:full-path="Pictures/20000007000024B200001FD6CD557EB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style:text-underline-style="none"/>
    </style:style>
    <style:style style:name="P6"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Courier New"/>
    </style:style>
    <style:style style:name="P8" style:family="paragraph" style:parent-style-name="Standard">
      <style:paragraph-properties fo:text-align="justify" style:justify-single-word="false"/>
      <style:text-properties fo:font-style="italic" style:font-style-asian="italic" style:font-style-complex="italic"/>
    </style:style>
    <style:style style:name="P9" style:family="paragraph" style:parent-style-name="Standard">
      <style:paragraph-properties fo:text-align="justify"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text-properties fo:font-style="normal" style:text-underline-style="solid" style:text-underline-width="auto" style:text-underline-color="font-color" style:font-style-asian="normal" style:font-style-complex="normal"/>
    </style:style>
    <style:style style:name="P11" style:family="paragraph" style:parent-style-name="Standard">
      <style:paragraph-properties fo:text-align="justify" style:justify-single-word="false"/>
      <style:text-properties fo:font-style="normal" style:text-underline-style="none" style:font-style-asian="normal" style:font-style-complex="normal"/>
    </style:style>
    <style:style style:name="P12"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fo:font-variant="normal" fo:text-transform="none" fo:font-style="normal" fo:font-weight="normal"/>
    </style:style>
    <style:style style:name="P15" style:family="paragraph" style:parent-style-name="Footnote">
      <style:paragraph-properties fo:margin-left="0cm" fo:margin-right="0cm" fo:text-indent="0cm" style:auto-text-indent="false"/>
    </style:style>
    <style:style style:name="P16" style:family="paragraph" style:parent-style-name="Footnote">
      <style:paragraph-properties fo:margin-left="0cm" fo:margin-right="0cm" fo:text-align="justify" style:justify-single-word="false" fo:text-indent="0cm" style:auto-text-indent="false"/>
    </style:style>
    <style:style style:name="P17" style:family="paragraph" style:parent-style-name="Preformatted_20_Text">
      <style:paragraph-properties fo:margin-top="0cm" fo:margin-bottom="0.499cm"/>
    </style:style>
    <style:style style:name="P18" style:family="paragraph" style:parent-style-name="Standard">
      <style:paragraph-properties fo:text-align="justify" style:justify-single-word="false" fo:padding="0.074cm" fo:border-left="none" fo:border-right="none" fo:border-top="none" fo:border-bottom="0.002cm solid #000000" style:join-border="false"/>
      <style:text-properties fo:font-style="normal" style:text-underline-style="none" style:font-style-asian="normal" style:font-style-complex="normal"/>
    </style:style>
    <style:style style:name="P19" style:family="paragraph" style:parent-style-name="Preformatted_20_Text">
      <style:paragraph-properties fo:text-align="justify" style:justify-single-word="false"/>
      <style:text-properties fo:font-style="normal" style:text-underline-style="none" style:font-style-asian="normal" style:font-style-complex="normal"/>
    </style:style>
    <style:style style:name="P20" style:family="paragraph" style:parent-style-name="Preformatted_20_Text">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list-style-name="L1">
      <style:paragraph-properties fo:text-align="justify" style:justify-single-word="false"/>
      <style:text-properties style:text-underline-style="none" fo:font-weight="bold" style:font-weight-asian="bold" style:font-weight-complex="bold"/>
    </style:style>
    <style:style style:name="P22" style:family="paragraph" style:parent-style-name="Standard" style:list-style-name="L6">
      <style:paragraph-properties fo:text-align="justify" style:justify-single-word="false"/>
      <style:text-properties style:text-underline-style="none" fo:font-weight="bold" style:font-weight-asian="bold" style:font-weight-complex="bold"/>
    </style:style>
    <style:style style:name="P23" style:family="paragraph" style:parent-style-name="Standard" style:list-style-name="L2">
      <style:paragraph-properties fo:text-align="justify" style:justify-single-word="false"/>
      <style:text-properties style:text-underline-style="none" fo:font-weight="normal" style:font-weight-asian="normal" style:font-weight-complex="normal"/>
    </style:style>
    <style:style style:name="P24" style:family="paragraph" style:parent-style-name="Standard" style:list-style-name="L8">
      <style:paragraph-properties fo:text-align="justify" style:justify-single-word="false"/>
      <style:text-properties style:text-underline-style="none"/>
    </style:style>
    <style:style style:name="P25" style:family="paragraph" style:parent-style-name="Standard" style:list-style-name="L3">
      <style:paragraph-properties fo:text-align="justify" style:justify-single-word="false"/>
      <style:text-properties fo:font-weight="bold" style:font-weight-asian="bold" style:font-weight-complex="bold"/>
    </style:style>
    <style:style style:name="P26" style:family="paragraph" style:parent-style-name="Standard" style:list-style-name="L5">
      <style:paragraph-properties fo:text-align="justify" style:justify-single-word="false"/>
      <style:text-properties fo:font-weight="bold" style:font-weight-asian="bold" style:font-weight-complex="bold"/>
    </style:style>
    <style:style style:name="P27" style:family="paragraph" style:parent-style-name="Standard">
      <style:paragraph-properties fo:text-align="justify" style:justify-single-word="false"/>
      <style:text-properties fo:font-style="normal" style:text-underline-style="none" style:font-style-asian="normal" style:font-style-complex="normal"/>
    </style:style>
    <style:style style:name="P28" style:family="paragraph" style:parent-style-name="Standard" style:list-style-name="L4">
      <style:paragraph-properties fo:text-align="justify" style:justify-single-word="false"/>
      <style:text-properties fo:font-style="normal" style:text-underline-style="none" style:font-style-asian="normal" style:font-style-complex="normal"/>
    </style:style>
    <style:style style:name="P29" style:family="paragraph" style:parent-style-name="Standard" style:list-style-name="L8">
      <style:paragraph-properties fo:text-align="justify" style:justify-single-word="false"/>
      <style:text-properties fo:font-style="normal" style:text-underline-style="none" style:font-style-asian="normal" style:font-style-complex="normal"/>
    </style:style>
    <style:style style:name="P30" style:family="paragraph" style:parent-style-name="Standard" style:list-style-name="L7">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b 58%"/>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variant="normal" fo:text-transform="none" fo:font-style="normal" fo:font-weight="normal"/>
    </style:style>
    <style:style style:name="T12" style:family="text">
      <style:text-properties fo:font-variant="normal" fo:text-transform="none" fo:font-style="italic" fo:font-weight="normal" style:font-style-asian="italic" style:font-style-complex="italic"/>
    </style:style>
    <style:style style:name="T1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RCHITECTURE INFORMATIQUE</text:p>
      <text:p text:style-name="P3"/>
      <text:p text:style-name="P3"/>
      <text:p text:style-name="P4">Nous nous baserons sur le cours polyarch.pdf qui se situe dans le dossier actuel.</text:p>
      <text:p text:style-name="P4"/>
      <text:p text:style-name="P4"/>
      <text:p text:style-name="P4"/>
      <text:p text:style-name="P3">Partie 1 : Introduction à l'architecture</text:p>
      <text:p text:style-name="P4"/>
      <text:list xml:id="list7262161651043420156" text:style-name="L1">
        <text:list-item>
          <text:list>
            <text:list-item>
              <text:p text:style-name="P21">– Représentation des données</text:p>
            </text:list-item>
          </text:list>
        </text:list-item>
      </text:list>
      <text:p text:style-name="P4"/>
      <text:p text:style-name="P4">Les informations traitées par un ordinateur peuvent être de différents types, mais elles seront <text:span text:style-name="T1">toujours manipulées par l'ordinateur sous leur forme binaire</text:span> : 0 ou 1.</text:p>
      <text:p text:style-name="P4"/>
      <text:p text:style-name="P4">Pourquoi utiliser la représentation binaire ? Parce qu'elle est simple et techniquement facile à réaliser (donc rapide).</text:p>
      <text:p text:style-name="P4"/>
      <text:list xml:id="list2873676936323710998" text:style-name="L2">
        <text:list-item>
          <text:list>
            <text:list-item>
              <text:list>
                <text:list-item>
                  <text:p text:style-name="P23"><text:span text:style-name="T1">– Changements de bases</text:span> </text:p>
                </text:list-item>
              </text:list>
            </text:list-item>
          </text:list>
        </text:list-item>
      </text:list>
      <text:p text:style-name="P4"/>
      <text:p text:style-name="P1">Habituellement, on utilise la base 10 pour représenter les nombres. C'est-à-dire qu'on compte jusqu'à 9, et à 9 on place un "1" avant de recommencer à 0 : 10. Et ainsi de suite.</text:p>
      <text:p text:style-name="P1"/>
      <text:p text:style-name="P1">On peut donc diviser le nombre 1996 de la façon suivante :</text:p>
      <text:p text:style-name="P7">1996 = 1 10<text:span text:style-name="T2">3 </text:span>+ 9 10<text:span text:style-name="T2">2 </text:span>+ 9 10<text:span text:style-name="T2">1 </text:span>+ 6 10<text:span text:style-name="T2">0</text:span></text:p>
      <text:p text:style-name="P1"/>
      <text:p text:style-name="P1">Les autres bases fonctionnent de manière identique, exemple en base 2 :</text:p>
      <text:p text:style-name="P7">(101)<text:span text:style-name="T3">2 </text:span>= 1 2<text:span text:style-name="T2">2 </text:span>+ 0 2<text:span text:style-name="T2">1 </text:span>+ 1 2<text:span text:style-name="T2">0</text:span>= 4 + 0 + 1 = 5</text:p>
      <text:p text:style-name="P1"/>
      <text:p text:style-name="P1"/>
      <text:p text:style-name="P8">Pour passer d'une chaîne ASCII à un int (atoi) :</text:p>
      <text:p text:style-name="P9">result += str[i] – 48</text:p>
      <text:p text:style-name="P9">result *= 10</text:p>
      <text:p text:style-name="P1"/>
      <text:p text:style-name="P8">Pour passer d'un int à une chaîne ASCII (itoa) :</text:p>
      <text:p text:style-name="P9">result[size] = '\0'</text:p>
      <text:p text:style-name="P9">size--</text:p>
      <text:p text:style-name="P9">result[size] = (nbr % 10) + 48</text:p>
      <text:p text:style-name="P9">nbr /= 10</text:p>
      <text:p text:style-name="P1"/>
      <text:p text:style-name="P8">Pour passer d'une base 10 à une base quelconque (putnbr_base) :</text:p>
      <text:p text:style-name="P7">result[i] = base[INT % size_base]</text:p>
      <text:p text:style-name="P7">INT /= size_base</text:p>
      <text:p text:style-name="P1"/>
      <text:p text:style-name="P1">Cette première opération nous donne le chiffre des unités dans la base voulue. On répète jusqu'à ce que l'INT soit égal à 0. L'idée, par cette manoeuvre, est simplement de retrouver le nombre voulu en inversant les calculs représentés ci-dessus.</text:p>
      <text:p text:style-name="P1"/>
      <text:p text:style-name="P8">Pour passer d'une base quelconque à une base 10 (atoi_base) :</text:p>
      <text:p text:style-name="P9"/>
      <text:p text:style-name="P9">result += char_pos_in_base</text:p>
      <text:p text:style-name="P9">result *= base_size</text:p>
      <text:p text:style-name="P1"/>
      <text:list xml:id="list1791387589032628718" text:style-name="L3">
        <text:list-item>
          <text:list>
            <text:list-item>
              <text:p text:style-name="P25"><text:soft-page-break/>– Architecture de base d'un ordinateur</text:p>
            </text:list-item>
          </text:list>
        </text:list-item>
      </text:list>
      <text:p text:style-name="P1"/>
      <text:p text:style-name="P1">Les deux principaux constituants d'un ordinateur sont :</text:p>
      <text:p text:style-name="P1">&gt; <text:span text:style-name="T9">La mémoire principale </text:span><text:span text:style-name="T4">(MP). Elle permet de stocker les données et les instructions des programmes. Il s'agit de la </text:span><text:span text:style-name="T7">MÉMOIRE VIVE / LA RAM</text:span><text:span text:style-name="T8">.</text:span></text:p>
      <text:p text:style-name="P1"><text:span text:style-name="T4">&gt; </text:span><text:span text:style-name="T9">Le processeur</text:span><text:span text:style-name="T4">, qui exécute pas à pas les instructions composant les programmes. C'est le </text:span><text:span text:style-name="T7">CPU</text:span><text:span text:style-name="T8">.</text:span></text:p>
      <text:p text:style-name="P9"/>
      <text:p text:style-name="P10">Notion de programme :</text:p>
      <text:p text:style-name="P11"/>
      <text:p text:style-name="P2"><text:span text:style-name="T5">Un programme n'est rien d'autre qu'une suite d'instructions élémentaires très simples (additionner deux nombres, lire la mémoire...) qui vont être exécutées dans l'ordre par le processeur. Les instructions dont nous parlons, pour être exécutées par le processeur, doivent être écrites en </text:span><text:span text:style-name="T10">langage machine</text:span><text:span text:style-name="T5">. Chaque processeur est capable d'exécuter un certain ensemble d'instructions en langage machine (c'est son </text:span><text:span text:style-name="T10">jeu d'instructions</text:span><text:span text:style-name="T5">) ; pour écrire un programme en langage machine, il faut donc connaître les détails du fonctionnement du processeur qui va l'exécuter.</text:span></text:p>
      <text:p text:style-name="P11"/>
      <text:p text:style-name="P10">Le processeur :</text:p>
      <text:p text:style-name="P11"/>
      <text:p text:style-name="P11">Pour chaque instruction, le processeur effectue les opérations suivantes :</text:p>
      <text:list xml:id="list9193571977675504503" text:style-name="L4">
        <text:list-item>
          <text:p text:style-name="P28">Lire en mémoire principale (MP) l'instruction à effectuer.</text:p>
        </text:list-item>
        <text:list-item>
          <text:p text:style-name="P28">Effectuer le traitement correspondant.</text:p>
        </text:list-item>
        <text:list-item>
          <text:p text:style-name="P28">Passer à l'instruction suivante.</text:p>
        </text:list-item>
      </text:list>
      <text:p text:style-name="P11"/>
      <text:p text:style-name="P11">Le processeur est lui-même divisé en deux parties :</text:p>
      <text:p text:style-name="P5"><text:span text:style-name="T4">&gt; La </text:span><text:span text:style-name="T9">control unit</text:span><text:span text:style-name="T4">, qui est responsable de la lecture en mémoire et du décodage des instructions.</text:span></text:p>
      <text:p text:style-name="P5"><text:span text:style-name="T4">&gt; L'</text:span><text:span text:style-name="T9">arithmetic-logic unit</text:span><text:span text:style-name="T4"> (ALU), qui exécute les instructions et manipule donc les données.</text:span></text:p>
      <text:p text:style-name="P11"/>
      <text:p text:style-name="P11"/>
      <text:p text:style-name="P1"><draw:frame draw:style-name="fr1" draw:name="images1" text:anchor-type="paragraph" svg:width="10.806cm" svg:height="10.098cm" draw:z-index="0"><draw:image xlink:href="Pictures/2000000700003F4200003B1F0A0D83DF.svm" xlink:type="simple" xlink:show="embed" xlink:actuate="onLoad"/></draw:frame></text:p>
      <text:p text:style-name="P1"/>
      <text:p text:style-name="P1"/>
      <text:p text:style-name="P1"/>
      <text:list xml:id="list7082114107182709794" text:style-name="L5">
        <text:list-item>
          <text:list>
            <text:list-item>
              <text:list>
                <text:list-item>
                  <text:p text:style-name="P26"><text:soft-page-break/>– La mémoire (MP)</text:p>
                </text:list-item>
              </text:list>
            </text:list-item>
          </text:list>
        </text:list-item>
      </text:list>
      <text:p text:style-name="P1"/>
      <text:p text:style-name="P1">La mémoire d'un ordinateur est divisée en emplacements de taille fixe, et est utilisée pour stocker les instructions des programmes, et les données. Les emplacements mémoires font aujourd'hui souvent 1 byte / octet (8 bits), et sont identifiés par leur adresse, souvent exprimée en notation hexadécimale :</text:p>
      <text:p text:style-name="P1"/>
      <text:p text:style-name="P1"><draw:frame draw:style-name="fr2" draw:name="images2" text:anchor-type="paragraph" svg:width="9.394cm" svg:height="8.149cm" draw:z-index="1"><draw:image xlink:href="Pictures/20000007000024B200001FD6CD557EB2.svm" xlink:type="simple" xlink:show="embed" xlink:actuate="onLoad"/></draw:frame></text:p>
      <text:p text:style-name="P1">La capacité (taille) de la mémoire est le nombre d'emplacements mémoire (le nombre d'adresse), exprimé en kilo-octets (un kilo-octet vaut 1024 octets, donc 1024 emplacements mémoires).</text:p>
      <text:p text:style-name="P1"/>
      <text:p text:style-name="P1"/>
      <text:p text:style-name="P2">Opérations sur la mémoire :</text:p>
      <text:p text:style-name="P5"/>
      <text:p text:style-name="P5">Seul le processeur peut modifier l'état de la mémoire<text:note text:id="ftn1" text:note-class="footnote"><text:note-citation>1</text:note-citation><text:note-body><text:p text:style-name="P15"><text:s/>: Sauf certains composants périphériques qui peuvent jouir d'un accès direct à la mémoire.</text:p></text:note-body></text:note>, et ce que contiennent les adresses mémoire. Chaque emplacement mémoire conserve les informations que le processeur y écrit, jusqu'à coupure de l'alimentation électrique où tout le contenu est perdu (contrairement aux mémoires externes comme les disques durs, qui conservent les données qui y sont écrites).</text:p>
      <text:p text:style-name="P5"/>
      <text:p text:style-name="P5"/>
      <text:list xml:id="list6235135759838490330" text:style-name="L6">
        <text:list-item>
          <text:list>
            <text:list-item>
              <text:list>
                <text:list-item>
                  <text:p text:style-name="P22">– Le processeur central</text:p>
                </text:list-item>
              </text:list>
            </text:list-item>
          </text:list>
        </text:list-item>
      </text:list>
      <text:p text:style-name="P5"/>
      <text:p text:style-name="P5">Le CPU utilise toujours des <text:span text:style-name="T9">registres </text:span><text:span text:style-name="T4">pour fonctionner. Il s'agit de petites mémoires internes très rapides d'accès, utilisées pour stocker temporairement une donnée / instruction / adresse : elles font partie du CPU (et non de la mémoire principale)</text:span><text:span text:style-name="T4"><text:note text:id="ftn2" text:note-class="footnote"><text:note-citation>2</text:note-citation><text:note-body><text:p text:style-name="P16"><text:s/>: Certains registres sont accessibles par l'utilisateur, certains non.</text:p></text:note-body></text:note></text:span><text:span text:style-name="T4">.</text:span></text:p>
      <text:p text:style-name="P11"/>
      <text:p text:style-name="P11">Les registres varient en nombre et en taille, en fonction de l'architecture du processeur. Certains processeurs ont 8 registres, certains 16, 32, ou plus.</text:p>
      <text:p text:style-name="P11"/>
      <text:p text:style-name="P5"><text:span text:style-name="T4">De même, la taille des registres dépend du processeur. </text:span><text:span text:style-name="T7">Un processeur 32 bits est un processeur dont la largeur des registres est de 32 bits (4 octets). Un processeur 64 bits est un processeur dont la largeur des registres est de 64 bits (8 octets)</text:span><text:span text:style-name="T4">. </text:span></text:p>
      <text:p text:style-name="P4"><text:span text:style-name="T4">Les opérations de lecture et d'écriture d'un ordinateur portent en général sur plusieurs octets </text:span><text:soft-page-break/><text:span text:style-name="T4">contigüs en mémoire : un </text:span><text:span text:style-name="T7">word</text:span><text:span text:style-name="T4">. La taille du mot dépend de même du processeur : </text:span><text:span text:style-name="T7">sur un processeur 32 bits (ayant des registres 32 bits), un word sera de 32 bits</text:span><text:span text:style-name="T4">. </text:span><text:span text:style-name="T7">Sur un processeur 64 bits (ayant des registres 64 bits), un word sera de 64 bits</text:span><text:span text:style-name="T4">. Il est relativement logique que la taille du </text:span><text:span text:style-name="T7">word</text:span><text:span text:style-name="T4"> correspondent à la taille des registres, puisque ce sont les registres du processeur qui lui permettent d'effectuer ses actions de lecture et d'écriture.</text:span></text:p>
      <text:p text:style-name="P12"/>
      <text:p text:style-name="P11">Les processeurs 32 bits ne peuvent pas adresser plus de 4 Gio de mémoire (virtuelle) : au-delà, il faudrait un nombre qui serait codé sur plus que 4 octets. Les processeurs 64 bits, cependant, peuvent adresser jusqu'à 16 Eio de mémoire (virtuelle). C'est pour cela que la plupart des programmes écrits pour des processeurs 32 bits peuvent tourner sur des processeurs 64 bits, mais que des processeurs 32 bits ne peuvent pas faire tourner des programmes créés pour des processeurs 64 bits.</text:p>
      <text:p text:style-name="P11"/>
      <text:p text:style-name="P10">Point sur les adresses physiques et virtuelles</text:p>
      <text:p text:style-name="P11"/>
      <text:p text:style-name="P11">[VOIR HACKTHEBOX_SHOCKER_7, point plus complet]</text:p>
      <text:p text:style-name="P11"/>
      <text:p text:style-name="P11">Le problème de base motivant l'utilisation d'adresses virtuelles et physique est le suivant : imaginons que deux processus s'exécutent simultanément. Il faut, pour qu'ils puissent fonctionner correctement, que les zones mémoires utilisées soient distinctes. Pourtant, un programme affichant les adresses de argc, main et printf (puis sleep 20) a l'output suivant, alors même que deux instances de ce programme tournent simultanément :</text:p>
      <text:p text:style-name="P11"/>
      <text:p text:style-name="P19">$ ./simple &amp;</text:p>
      <text:p text:style-name="Preformatted_20_Text">[pid=32955] Adresse de argc : 0x7fff5fbfe18c</text:p>
      <text:p text:style-name="Preformatted_20_Text">[pid=32955] Adresse de main : 0x100000e28</text:p>
      <text:p text:style-name="Preformatted_20_Text">[pid-32955] Adresse de printf : 0x7fff8a524f3a</text:p>
      <text:p text:style-name="Preformatted_20_Text">$ ./simple 2 3 4</text:p>
      <text:p text:style-name="Preformatted_20_Text">[pid=32956] Adresse de argc : 0x7fff5fbfe18c</text:p>
      <text:p text:style-name="Preformatted_20_Text">[pid=32956] Adresse de main : 0x100000e28</text:p>
      <text:p text:style-name="P17">[pid-32956] Adresse de printf : 0x7fff8a524f3a</text:p>
      <text:p text:style-name="P5"><text:span text:style-name="T4">Les programmes utilisent manifestement les mêmes adresses en mémoire : comment peuvent-ils fonctionner correctement ? Grâce à la mémoire virtuelle. Ce mécanisme a été inventé dans les années 1960, et permet à la plupart des ordinateurs actuels d'avoir deux types d'adresses sur leur système : les </text:span><text:span text:style-name="T7">adresses virtuelles </text:span><text:span text:style-name="T8">et les </text:span><text:span text:style-name="T7">adresses physiques</text:span><text:span text:style-name="T8">.</text:span></text:p>
      <text:p text:style-name="P12"/>
      <text:p text:style-name="P12">Une adresse virtuelle est une adresse qui est uniquement utilisée à l'intérieur d'un programme (les adresses des variables et fonctions ci-dessus sont typiquement des adresses virtuelles).</text:p>
      <text:p text:style-name="P11"/>
      <text:p text:style-name="P5"><text:span text:style-name="T4">Une adresse physique correspond à l'adresse réellement utilisée par les puces de RAM pour les opérations d'écriture et de lecture. Pour que les programmes puissent accéder aux instructions et données qui se trouvent en mémoire, il est nécessaire de pouvoir traduire les adresses virtuelles en adresses physiques. C’est le rôle du </text:span><text:span text:style-name="T7">MMU</text:span><text:span text:style-name="T4"> ou </text:span><text:span text:style-name="T7">Memory Management Unit</text:span><text:span text:style-name="T4">.</text:span></text:p>
      <text:p text:style-name="P11"/>
      <text:p text:style-name="P11">Les avantages d'utiliser des adresses virtuelles sont divers. D'abord, séparer les adresses permet par exemple d'avoir un ordinateur avec un processeur x64 qui utilise donc des adresses virtuelles de 64 bits, mais dont les adresses physiques ne sont que de 32 bits (ordinateurs peu chers, qui disposent de très peu de RAM). Ou bien un ordinateur avec un processeur x32 bits, qui utilise des adresses virtuelles de 32 bits mais avec des adresses physiques de 64 bits : cela permet à un ordinateur (par exemple un serveur) d'utiliser une capacité mémoire plus importante que celle autorisée par l'architecture de son processeur, car dans un tel cas, un seul processus ne peut utiliser plus de stockage que 4 Gio, mais ensemble, tous les processus fonctionnant sur l'ordinateur peuvent utiliser tout l'espace d'adressage physique disponible.</text:p>
      <text:p text:style-name="P11"><text:soft-page-break/></text:p>
      <text:p text:style-name="P11"/>
      <text:p text:style-name="P11">Autres avantages:</text:p>
      <text:p text:style-name="P5"><text:a xlink:type="simple" xlink:href="https://sites.uclouvain.be/SystInfo/notes/Theorie/html/MemoireVirtuelle/vmem.html" text:style-name="Internet_20_link" text:visited-style-name="Visited_20_Internet_20_Link"><text:span text:style-name="T4">https://sites.uclouvain.be/SystInfo/notes/Theorie/html/MemoireVirtuelle/vmem.html</text:span></text:a><text:span text:style-name="T4"> </text:span></text:p>
      <text:p text:style-name="P11"/>
      <text:p text:style-name="P11"/>
      <text:p text:style-name="P10">Les registres et l'accumulateur :</text:p>
      <text:p text:style-name="P11"/>
      <text:p text:style-name="P5"><text:span text:style-name="T4">Parmi les registres, le plus important d'entre eux est le registre </text:span><text:span text:style-name="T9">accumulateur</text:span><text:span text:style-name="T4">, car il intervient dans un nombre important d'instructions étant donné qu'il est le registre dans lequel les résultats des opérations arithmétiques et logiques sont temporairement stockés. Sans un registre comme l'accumulateur, il faudrait écrire le résultat de chaque calcul dans la mémoire principale, ce qui serait bien plus lent.</text:span></text:p>
      <text:p text:style-name="P11"/>
      <text:p text:style-name="P5"><text:span text:style-name="T4">Par exemple, le déroulement d'une instruction "</text:span><text:span text:style-name="T9">Ajouter 5 au contenu de la case mémoire d'adresse 180</text:span><text:span text:style-name="T4">" est le suivant :</text:span></text:p>
      <text:p text:style-name="P11"/>
      <text:p text:style-name="P11">1. Le processeur lit et décode l’instruction ;</text:p>
      <text:p text:style-name="P11">2. le processeur demande à la mémoire la contenu de l’emplacement 180 ;</text:p>
      <text:p text:style-name="P11">3. la valeur lue est rangée dans l’accumulateur ;</text:p>
      <text:p text:style-name="P11">4. l’unité de traitement (UAL) ajoute 5 au contenu de l’accumulateur ;</text:p>
      <text:p text:style-name="P11">5. le contenu de l’accumulateur est écrit en mémoire à l’adresse 180.</text:p>
      <text:p text:style-name="P11"/>
      <text:p text:style-name="P5"><text:span text:style-name="T4">Note : aujourd'hui, il n'y a plus qu'un seul accumulateur, et les </text:span><text:span text:style-name="T9">general purpose registers </text:span><text:span text:style-name="T4">(aussi appelés </text:span><text:span text:style-name="T9">general purpose accumulators</text:span><text:span text:style-name="T4">) sont utilisés comme source et destination des calculs.</text:span></text:p>
      <text:p text:style-name="P11"/>
      <text:p text:style-name="P11"/>
      <text:p text:style-name="P11"><draw:frame draw:style-name="fr1" draw:name="images3" text:anchor-type="paragraph" svg:width="13.446cm" svg:height="12.278cm" draw:z-index="2"><draw:image xlink:href="Pictures/20000007000042C500003CFB5B662532.svm" xlink:type="simple" xlink:show="embed" xlink:actuate="onLoad"/></draw:frame></text:p>
      <text:p text:style-name="P11"><text:soft-page-break/></text:p>
      <text:p text:style-name="P11"/>
      <text:p text:style-name="P11">On voit quelques autres registres ici, notamment le registre d'instruction RI, qui contient le code de l'instruction en cours d'exécution (lu en mémoire via le bus de données, voir ci-dessous).</text:p>
      <text:p text:style-name="P11">On remarque également le registre IP (Instruction Pointer) qui contient l'adresse de l'emplacement mémoire où se situe la prochaine instruction à exécuter.</text:p>
      <text:p text:style-name="P11"/>
      <text:p text:style-name="P11"/>
      <text:list xml:id="list3430052366406989888" text:style-name="L7">
        <text:list-item>
          <text:list>
            <text:list-item>
              <text:list>
                <text:list-item>
                  <text:p text:style-name="P30">– Liaisons Processeur – mémoire : les bus</text:p>
                </text:list-item>
              </text:list>
            </text:list-item>
          </text:list>
        </text:list-item>
      </text:list>
      <text:p text:style-name="P11"/>
      <text:p text:style-name="P5"><text:span text:style-name="T4">Les informations échangées entre le processeur et la mémoire transitent sur des </text:span><text:span text:style-name="T9">bus</text:span><text:span text:style-name="T4">, qui permettent de transférer un </text:span><text:span text:style-name="T7">mot</text:span><text:span text:style-name="T4">. Un bus est simplement un ensemble de </text:span><text:span text:style-name="T9">n </text:span><text:span text:style-name="T4">fils conducteurs, utilisés pour transporter </text:span><text:span text:style-name="T9">n </text:span><text:span text:style-name="T4">signaux binaires (16, 32... Plus il y a de signaux qui peuvent être transportés instantanément, plus les transferts de données sont rapides).</text:span></text:p>
      <text:p text:style-name="P11"/>
      <text:p text:style-name="P11"><draw:frame draw:style-name="fr2" draw:name="images4" text:anchor-type="paragraph" svg:width="16.141cm" svg:height="8.416cm" draw:z-index="3"><draw:image xlink:href="Pictures/2000000700003F0D000020DFB3C1C433.svm" xlink:type="simple" xlink:show="embed" xlink:actuate="onLoad"/></draw:frame></text:p>
      <text:p text:style-name="P5"><text:span text:style-name="T4">Le bus d'adresse est un bus unidirectionnel : seul le processeur envoie des adresses. Il est composé de </text:span><text:span text:style-name="T9">n </text:span><text:span text:style-name="T4">fils, correspondant à des adresses de taille </text:span><text:span text:style-name="T9">n</text:span><text:span text:style-name="T4">. Le bus de données est un bus bidirectionnel : lors d'une lecture, la mémoire envoie un mot sur le bus (le contenu de l'emplacement demandé), lors d'une écriture, c'est le processeur qui envoie la donnée.</text:span></text:p>
      <text:p text:style-name="P11"/>
      <text:p text:style-name="P5"><text:span text:style-name="T4">Typiquement, dans notre exemple de l'instruction : "</text:span><text:span text:style-name="T9">Ajouter 5 au contenu de la case mémoire d'adresse 180</text:span><text:span text:style-name="T4">" :</text:span></text:p>
      <text:p text:style-name="P11"/>
      <text:list xml:id="list2426324811355913650" text:style-name="L8">
        <text:list-item>
          <text:p text:style-name="P24"><text:span text:style-name="T4">L'Unité de commande envoie l'adresse de la prochaine instruction stockée dans le registre IP à la mémoire principale via le </text:span><text:span text:style-name="T7">bus d'adresses</text:span><text:span text:style-name="T4">. Le mémoire principale envoie cette instruction via le </text:span><text:span text:style-name="T7">bus de données</text:span><text:span text:style-name="T8"> : l'instruction est placée dans le registre RI.</text:span></text:p>
        </text:list-item>
        <text:list-item>
          <text:p text:style-name="P29">Le processeur demande à la mémoire le contenu de la case mémoire d'adresse 180 en envoyant encore une fois l'adresse désirée via le bus d'adresses. La mémoire principale communique cette information via le bus de données.</text:p>
        </text:list-item>
        <text:list-item>
          <text:p text:style-name="P29">La valeur lue est cette fois rangée dans un general purpose accumulator.</text:p>
        </text:list-item>
        <text:list-item>
          <text:p text:style-name="P29">L’unité de traitement (UAL) ajoute 5 au contenu de l’accumulateur.</text:p>
        </text:list-item>
        <text:list-item>
          <text:p text:style-name="P29">Le contenu du registre accumulateur est écrit en mémoire générale via le bus de données.</text:p>
        </text:list-item>
      </text:list>
      <text:p text:style-name="P11"/>
      <text:p text:style-name="P11"/>
      <text:p text:style-name="P11"><text:soft-page-break/></text:p>
      <text:p text:style-name="P18"/>
      <text:p text:style-name="P11"/>
      <text:p text:style-name="P13">NOTE SUR L'ARCHITECTURE X86</text:p>
      <text:p text:style-name="P13"/>
      <text:p text:style-name="P12">Lorsqu'on parle d'une architecture x86, on indique que le processeur en question est compatible avec le <text:span text:style-name="T9">jeu d'instructions </text:span>du processeur Intel 8086.</text:p>
      <text:p text:style-name="P12"/>
      <text:p text:style-name="P12">Le fait qu'un processeur soit compatible avec le jeu d'instructions du processeur Intel 8086 n'a pas de relation avec sa structure x64 ou x32, et on peut donc tout à fait avoir des processeurs x86_32 ou x86_64.</text:p>
      <text:p text:style-name="P12"/>
      <text:p text:style-name="P12">Le jeu d'instruction x86 a bien sûr intégré de nombreuses modifications au fil du temps (le processeur Intel 8086 ayant été créé en 1978), dans le sens d'une expansion du nombre d'instructions disponible. Mais pour faire partie de la famille x86, il faut en tout cas que le processeur en question puisse <text:span text:style-name="T9">au minimum </text:span>supporter le jeu d'instruction initial du processeur Intel 8086.</text:p>
      <text:p text:style-name="P12"/>
      <text:p text:style-name="P1"><text:span text:style-name="T6">"</text:span><text:span text:style-name="T12">x86 is an instruction set - essentially the language a CPU speaks. The vast majority of personal computers have x86 CPUs. An x86 CPU speaks Intel x86 assembly language</text:span><text:span text:style-name="T11">".</text:span></text:p>
      <text:p text:style-name="P14"/>
      <text:p text:style-name="P1"><text:span text:style-name="T11">Des CPUs avec d'autres architectures / d'autres ensembles d'instruction Assembleur ont pu exister (et existent toujours). Typiquement, les processeurs PowerPC étaient des dérivés des processeurs RISC d'IBM (et non d'Intel donc), et étaient utilisés dans les Mac de 1994 à 2006. Depuis juin 2005 cependant, Apple s'est tourné vers les processeurs x86 d'Intel</text:span><text:span text:style-name="T11"><text:note text:id="ftn3" text:note-class="footnote"><text:note-citation>3</text:note-citation><text:note-body><text:p text:style-name="P16"><text:s/>: Les <text:span text:style-name="T1">universal binaries </text:span><text:span text:style-name="T13">sont des exécutables binaires pouvant s'exécuter à la fois sur des processeurs PowerPC / Apple Silicon, et des processeurs Intel. Un universal binary contient en fait deux fichiers binaires, un pour chaque type de processeur.</text:span></text:p></text:note-body></text:note></text:span><text:span text:style-name="T11">.</text:span></text:p>
      <text:p text:style-name="P14"/>
      <text:p text:style-name="P14">Les processeurs ARM sont également des processeurs dérivés des architectures RISC. Les processeurs ARM sont aujourd'hui dominants dans le domaine de l'informatique embarquée, en particulier la téléphonie mobile et les tablettes. Par exemple les processeurs "Apple Silicon" sont des processeurs ARM utilisés dans les Iphones.</text:p>
      <text:p text:style-name="P11"/>
      <text:p text:style-name="P18"/>
      <text:p text:style-name="P11"/>
      <text:p text:style-name="P13">NOTE SUR LES REGISTRES DANS UNE ARCHITECTURE X64</text:p>
      <text:p text:style-name="P13"/>
      <text:p text:style-name="P12">L'architecture x86_64 a introduit beaucoup d'améliorations, avec notamment 8 <text:span text:style-name="T9">general-purpose registers</text:span>, mais aussi le fait que désormais, tous les <text:span text:style-name="T9">general-purpose registers</text:span> font 64 bits.</text:p>
      <text:p text:style-name="P12"/>
      <text:p text:style-name="P12">Les 16 GPRs ont les noms suivants :</text:p>
      <text:p text:style-name="P20">R0 <text:s/>R1 <text:s/>R2 <text:s/>R3 <text:s/>R4 <text:s/>R5 <text:s/>R6 <text:s/>R7 <text:s/>R8 <text:s/>R9 <text:s/>R10 <text:s/>R11 <text:s/>R12 <text:s/>R13 <text:s/>R14 <text:s/>R15</text:p>
      <text:p text:style-name="P17">RAX RCX RDX RBX RSP RBP RSI RDI</text:p>
      <text:p text:style-name="P12">(Notons que les 8 premiers, très fréquemment utilisés, ont des noms alternatifs).</text:p>
      <text:p text:style-name="P12"/>
      <text:p text:style-name="P12">Notons également qu'on peut utiliser les derniers 32 bits de chaque 64 bits registers comme des registres 32 bits indépendants, et désignés par les noms suivants :</text:p>
      <text:p text:style-name="P20">R0D R1D R2D R3D R4D R5D R6D R7D R8D R9D R10D R11D R12D R13D R14D R15D</text:p>
      <text:p text:style-name="P17">EAX ECX EDX EBX ESP EBP ESI EDI</text:p>
      <text:p text:style-name="P12">(On peut également le faire avec les 16 derniers bits etc...).</text:p>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6M41S</meta:editing-duration>
    <meta:editing-cycles>8</meta:editing-cycles>
    <meta:generator>OpenOffice/4.1.5$Win32 OpenOffice.org_project/415m1$Build-9789</meta:generator>
    <dc:date>2021-10-04T14:34:49.11</dc:date>
    <meta:document-statistic meta:table-count="0" meta:image-count="4" meta:object-count="0" meta:page-count="8" meta:paragraph-count="109" meta:word-count="2247" meta:character-count="13948"/>
    <meta:user-defined meta:name="Info 1"/>
    <meta:user-defined meta:name="Info 2"/>
    <meta:user-defined meta:name="Info 3"/>
    <meta:user-defined meta:name="Info 4"/>
  </office:meta>
</office:document-meta>
</file>